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Table1.A7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paragraph-rsid="0014e187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4e187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14e187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1978" officeooo:paragraph-rsid="00181978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ace34" officeooo:paragraph-rsid="001ace34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14e187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4e187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14e187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187" officeooo:paragraph-rsid="0014e187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e34" officeooo:paragraph-rsid="001ace34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14e187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14e187"/>
    </style:style>
    <style:style style:name="P13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14e187" style:text-blinking="false" fo:background-color="transparent"/>
    </style:style>
    <style:style style:name="P14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187" officeooo:paragraph-rsid="0014e187" style:text-blinking="false" fo:background-color="transparent"/>
    </style:style>
    <style:style style:name="P15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91fc" officeooo:paragraph-rsid="001691fc" style:text-blinking="false" fo:background-color="transparent"/>
    </style:style>
    <style:style style:name="T1" style:family="text">
      <style:text-properties officeooo:rsid="0018ce12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1c2c2f"/>
    </style:style>
    <style:style style:name="T5" style:family="text">
      <style:text-properties officeooo:rsid="001691fc"/>
    </style:style>
    <style:style style:name="T6" style:family="text">
      <style:text-properties officeooo:rsid="00178c49"/>
    </style:style>
    <style:style style:name="T7" style:family="text">
      <style:text-properties officeooo:rsid="00199788"/>
    </style:style>
    <style:style style:name="T8" style:family="text">
      <style:text-properties officeooo:rsid="001ace34"/>
    </style:style>
    <style:style style:name="T9" style:family="text">
      <style:text-properties fo:font-style="italic" officeooo:rsid="001ace34" style:font-style-asian="italic" style:font-style-complex="italic"/>
    </style:style>
    <style:style style:name="T10" style:family="text">
      <style:text-properties fo:font-style="italic" officeooo:rsid="001e2726" style:font-style-asian="italic" style:font-style-complex="italic"/>
    </style:style>
    <style:style style:name="T11" style:family="text">
      <style:text-properties officeooo:rsid="001b0ec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A1" office:value-type="string">
            <text:p text:style-name="P9">Copy <text:span text:style-name="T6">C</text:span>ourse</text:p>
          </table:table-cell>
        </table:table-row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6">B1-<text:span text:style-name="T5">2</text:span></text:p>
          </table:table-cell>
        </table:table-row>
        <table:table-row>
          <table:table-cell table:style-name="Table1.A1" office:value-type="string">
            <text:p text:style-name="P4">Priority</text:p>
          </table:table-cell>
          <table:table-cell table:style-name="Table1.A1" office:value-type="string">
            <text:p text:style-name="P7">???</text:p>
          </table:table-cell>
        </table:table-row>
        <table:table-row>
          <table:table-cell table:style-name="Table1.A1" office:value-type="string">
            <text:p text:style-name="P2">Summary</text:p>
          </table:table-cell>
          <table:table-cell table:style-name="Table1.A1" office:value-type="string">
            <text:p text:style-name="P9">Copies a selected course to a new course</text:p>
          </table:table-cell>
        </table:table-row>
        <table:table-row>
          <table:table-cell table:style-name="Table1.A1" office:value-type="string">
            <text:p text:style-name="P3">Primary Actor</text:p>
          </table:table-cell>
          <table:table-cell table:style-name="Table1.A1" office:value-type="string">
            <text:p text:style-name="P6">Admin</text:p>
          </table:table-cell>
        </table:table-row>
        <table:table-row>
          <table:table-cell table:style-name="Table1.A1" office:value-type="string">
            <text:p text:style-name="P3">Secondary Actor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7" office:value-type="string">
            <text:p text:style-name="P5">Include</text:p>
          </table:table-cell>
          <table:table-cell table:style-name="Table1.A7" office:value-type="string">
            <text:p text:style-name="P7"/>
          </table:table-cell>
        </table:table-row>
        <table:table-row>
          <table:table-cell table:style-name="Table1.A7" office:value-type="string">
            <text:p text:style-name="P5">Extend</text:p>
          </table:table-cell>
          <table:table-cell table:style-name="Table1.A7" office:value-type="string">
            <text:p text:style-name="P10">Edit Course (B2-1)</text:p>
          </table:table-cell>
        </table:table-row>
        <table:table-row>
          <table:table-cell table:style-name="Table1.A1" office:value-type="string">
            <text:p text:style-name="P2">Pre-<text:span text:style-name="T1">conditions</text:span></text:p>
          </table:table-cell>
          <table:table-cell table:style-name="Table1.A1" office:value-type="string">
            <text:p text:style-name="P9">System is displaying courses list to Admin </text:p>
          </table:table-cell>
        </table:table-row>
        <table:table-row>
          <table:table-cell table:style-name="Table1.A1" office:value-type="string">
            <text:p text:style-name="P2">Trigger:</text:p>
          </table:table-cell>
          <table:table-cell table:style-name="Table1.A1" office:value-type="string">
            <text:p text:style-name="P12"><text:span text:style-name="T2">Admin requests copy of selected course</text:span></text:p>
          </table:table-cell>
        </table:table-row>
        <table:table-row>
          <table:table-cell table:style-name="Table1.A1" office:value-type="string">
            <text:p text:style-name="P2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3">Admin <text:span text:style-name="T5">is at courses list page.</text:span></text:p>
              </text:list-item>
              <text:list-item>
                <text:p text:style-name="P14">Admin selects a course.</text:p>
              </text:list-item>
              <text:list-item>
                <text:p text:style-name="P14">Admin requests <text:span text:style-name="T5">course copying.</text:span></text:p>
              </text:list-item>
              <text:list-item>
                <text:p text:style-name="P15">System copies course.</text:p>
              </text:list-item>
              <text:list-item>
                <text:p text:style-name="P15">System displays “edit course” page for new copied course: <text:span text:style-name="T11">Extend </text:span><text:span text:style-name="T9">Edit Course </text:span><text:span text:style-name="T10">(B2-1)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1"><text:span text:style-name="T3">Alternate Flow/ Exceptions:</text:span></text:p>
          </table:table-cell>
          <table:table-cell table:style-name="Table1.A1" office:value-type="string">
            <text:p text:style-name="P7">???</text:p>
          </table:table-cell>
        </table:table-row>
        <table:table-row>
          <table:table-cell table:style-name="Table1.A1" office:value-type="string">
            <text:p text:style-name="P2">Post-<text:span text:style-name="T4">conditions</text:span></text:p>
          </table:table-cell>
          <table:table-cell table:style-name="Table1.A1" office:value-type="string">
            <text:p text:style-name="P8">System has <text:span text:style-name="T7">copied a </text:span>course <text:span text:style-name="T7">and </text:span>displayed <text:span text:style-name="T7">the edit page for the new course </text:span>to Admin.</text:p>
          </table:table-cell>
        </table:table-row>
        <table:table-row>
          <table:table-cell table:style-name="Table1.A1" office:value-type="string">
            <text:p text:style-name="P2">Author:</text:p>
          </table:table-cell>
          <table:table-cell table:style-name="Table1.A1" office:value-type="string">
            <text:p text:style-name="P8">Kasper Holtz Uhre</text:p>
          </table:table-cell>
        </table:table-row>
        <table:table-row>
          <table:table-cell table:style-name="Table1.A1" office:value-type="string">
            <text:p text:style-name="P2">Revision</text:p>
          </table:table-cell>
          <table:table-cell table:style-name="Table1.A1" office:value-type="string">
            <text:p text:style-name="P7">v<text:span text:style-name="T4">1</text:span></text:p>
          </table:table-cell>
        </table:table-row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7">2017/<text:span text:style-name="T4">10/30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0:32:30.202000000</meta:creation-date>
    <dc:date>2017-10-30T22:03:01.356000000</dc:date>
    <meta:editing-duration>PT1H12M36S</meta:editing-duration>
    <meta:editing-cycles>8</meta:editing-cycles>
    <meta:generator>LibreOffice/5.0.4.2$Windows_x86 LibreOffice_project/2b9802c1994aa0b7dc6079e128979269cf95bc78</meta:generator>
    <meta:document-statistic meta:table-count="1" meta:image-count="0" meta:object-count="0" meta:page-count="1" meta:paragraph-count="34" meta:word-count="108" meta:character-count="634" meta:non-whitespace-character-count="564"/>
  </office:meta>
</office:document-meta>
</file>